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A0000010E6D6F02F23AF000DC.png" manifest:media-type="image/png"/>
  <manifest:file-entry manifest:full-path="Pictures/10000000000006300000025DBC7DCAF769782605.png" manifest:media-type="image/png"/>
  <manifest:file-entry manifest:full-path="Pictures/10000000000006010000020C5440AD4FE1D72A2B.png" manifest:media-type="image/png"/>
  <manifest:file-entry manifest:full-path="Pictures/10000000000005810000013A7F88151AA12269E8.png" manifest:media-type="image/png"/>
  <manifest:file-entry manifest:full-path="Pictures/100000000000063200000268D00F66DB3388E885.png" manifest:media-type="image/png"/>
  <manifest:file-entry manifest:full-path="Pictures/10000000000004F300000137FCA3F5949964DD4F.png" manifest:media-type="image/png"/>
  <manifest:file-entry manifest:full-path="Pictures/1000000000000607000002E0AEC025112A23A6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이미지1" text:anchor-type="paragraph" svg:x="-0.058cm" svg:y="-0.106cm" svg:width="12.109cm" svg:height="3.161cm" draw:z-index="0"><draw:image xlink:href="Pictures/100000000000040A0000010E6D6F02F23AF000DC.png" xlink:type="simple" xlink:show="embed" xlink:actuate="onLoad" loext:mime-type="image/png"/></draw:frame><draw:frame draw:style-name="fr1" draw:name="이미지2" text:anchor-type="paragraph" svg:x="-0.141cm" svg:y="3.14cm" svg:width="11.968cm" svg:height="4.08cm" draw:z-index="1"><draw:image xlink:href="Pictures/10000000000006010000020C5440AD4FE1D72A2B.png" xlink:type="simple" xlink:show="embed" xlink:actuate="onLoad" loext:mime-type="image/png"/></draw:frame><draw:frame draw:style-name="fr1" draw:name="이미지3" text:anchor-type="paragraph" svg:x="-0.071cm" svg:y="7.461cm" svg:width="13.661cm" svg:height="3.043cm" draw:z-index="2"><draw:image xlink:href="Pictures/10000000000005810000013A7F88151AA12269E8.png" xlink:type="simple" xlink:show="embed" xlink:actuate="onLoad" loext:mime-type="image/png"/></draw:frame><draw:frame draw:style-name="fr1" draw:name="이미지4" text:anchor-type="paragraph" svg:x="-0.035cm" svg:y="10.777cm" svg:width="12.621cm" svg:height="3.097cm" draw:z-index="3"><draw:image xlink:href="Pictures/10000000000004F300000137FCA3F5949964DD4F.png" xlink:type="simple" xlink:show="embed" xlink:actuate="onLoad" loext:mime-type="image/png"/></draw:frame><draw:frame draw:style-name="fr1" draw:name="이미지5" text:anchor-type="paragraph" svg:x="0.088cm" svg:y="14.129cm" svg:width="13.684cm" svg:height="5.226cm" draw:z-index="4"><draw:image xlink:href="Pictures/10000000000006300000025DBC7DCAF769782605.png" xlink:type="simple" xlink:show="embed" xlink:actuate="onLoad" loext:mime-type="image/png"/></draw:frame><draw:frame draw:style-name="fr1" draw:name="이미지6" text:anchor-type="paragraph" svg:x="0.194cm" svg:y="19.72cm" svg:width="13.432cm" svg:height="5.216cm" draw:z-index="5"><draw:image xlink:href="Pictures/100000000000063200000268D00F66DB3388E88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이미지7" text:anchor-type="paragraph" svg:x="-0.653cm" svg:y="-0.764cm" svg:width="12.762cm" svg:height="6.087cm" draw:z-index="6"><draw:image xlink:href="Pictures/1000000000000607000002E0AEC025112A23A61A.png" xlink:type="simple" xlink:show="embed" xlink:actuate="onLoad" loext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9:19:29.107000000</meta:creation-date>
    <dc:date>2020-11-02T19:33:56.629000000</dc:date>
    <meta:editing-duration>PT4M16S</meta:editing-duration>
    <meta:editing-cycles>1</meta:editing-cycles>
    <meta:document-statistic meta:table-count="0" meta:image-count="7" meta:object-count="0" meta:page-count="2" meta:paragraph-count="0" meta:word-count="0" meta:character-count="0" meta:non-whitespace-character-count="0"/>
    <meta:generator>LibreOffice/6.1.3.2$Windows_X86_64 LibreOffice_project/86daf60bf00efa86ad547e59e09d6bb77c699acb</meta:generator>
  </office:meta>
</office:document-meta>
</file>